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461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ount: 5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0x64d919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0x17B51D0 holds address of “xs_be_write”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4d9c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xs_be_write is a method on struct xenstore_backend_ops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4da71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9pfs_alloc.cfi</text:p>
          </table:table-cell>
          <table:table-cell table:style-name="ce9"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ethod called on row 348 in xen_backend_ops.h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x6e449b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input_init.cfi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6e4547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input_init.cfi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 directly from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f5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0x869a4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s_node_vprintf</text:p>
          </table:table-cell>
          <table:table-cell table:style-name="ce9"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39d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set_state</text:p>
          </table:table-cell>
          <table:table-cell table:style-name="ce9"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66d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Call target not trusted when looking from 0x86e520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8c9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9f5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a9a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c22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0x86ed98</text:p>
          </table:table-cell>
          <table:table-cell table:style-name="ce9" office:value-type="string" calcext:value-type="string">
            <text:p>call qword ptr [0x17B51D0]</text:p>
          </table:table-cell>
          <table:table-cell table:style-name="ce9" office:value-type="string" calcext:value-type="string">
            <text:p>xen_be_check_state</text:p>
          </table:table-cell>
          <table:table-cell table:style-name="ce9"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a44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a63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a71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abf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1c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t: 63, 13 new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39:38.007940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02T09:55:10.390328998</dc:date>
    <meta:editing-duration>PT2H31M5S</meta:editing-duration>
    <meta:editing-cycles>3</meta:editing-cycles>
    <meta:generator>LibreOffice/7.6.5.2$Linux_X86_64 LibreOffice_project/60$Build-2</meta:generator>
    <meta:document-statistic meta:table-count="1" meta:cell-count="550" meta:object-count="0"/>
  </office:meta>
</office:document-meta>
</file>